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7cm" draw:marker-end-width="0.357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none" draw:fill-color="#ffffff" fo:min-height="0.745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55cm" draw:marker-end-width="0.355cm" draw:fill="none" draw:fill-color="#ffffff" fo:min-height="0.75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1" fo:font-size="12pt" fo:font-style="italic" style:font-size-asian="18pt" style:font-style-asian="italic" style:font-size-complex="18pt" style:font-style-complex="italic"/>
    </style:style>
    <style:style style:name="P4" style:family="paragraph">
      <loext:graphic-properties draw:fill="none" draw:fill-color="#ffffff"/>
    </style:style>
    <style:style style:name="T1" style:family="text">
      <style:text-properties style:font-name="Fira Sans1" fo:font-size="12pt" fo:font-style="italic" style:font-size-asian="18pt" style:font-style-asian="italic" style:font-size-complex="18pt" style:font-style-complex="italic"/>
    </style:style>
    <style:style style:name="T2" style:family="text">
      <style:text-properties style:text-position="sub 58%" style:font-name="Fira Sans1" fo:font-size="12pt" fo:font-style="italic" style:font-size-asian="18pt" style:font-style-asian="italic" style:font-size-complex="18pt" style:font-style-complex="italic"/>
    </style:style>
    <style:style style:name="T3" style:family="text">
      <style:text-properties style:text-position="0% 100%" style:font-name="Fira Sans1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line draw:style-name="gr1" draw:text-style-name="P1" draw:layer="layout" svg:x1="4.877cm" svg:y1="3.618cm" svg:x2="4.687cm" svg:y2="3.778cm">
              <text:p/>
            </draw:line>
            <draw:line draw:style-name="gr1" draw:text-style-name="P1" draw:layer="layout" svg:x1="5.048cm" svg:y1="3.964cm" svg:x2="4.694cm" svg:y2="3.778cm">
              <text:p/>
            </draw:line>
            <draw:line draw:style-name="gr1" draw:text-style-name="P1" draw:layer="layout" svg:x1="5.037cm" svg:y1="3.963cm" svg:x2="4.668cm" svg:y2="4.22cm">
              <text:p/>
            </draw:line>
            <draw:line draw:style-name="gr1" draw:text-style-name="P1" draw:layer="layout" svg:x1="5.029cm" svg:y1="4.407cm" svg:x2="4.675cm" svg:y2="4.221cm">
              <text:p/>
            </draw:line>
            <draw:line draw:style-name="gr1" draw:text-style-name="P1" draw:layer="layout" svg:x1="5.045cm" svg:y1="4.403cm" svg:x2="4.676cm" svg:y2="4.66cm">
              <text:p/>
            </draw:line>
            <draw:line draw:style-name="gr1" draw:text-style-name="P1" draw:layer="layout" svg:x1="5.037cm" svg:y1="4.847cm" svg:x2="4.683cm" svg:y2="4.661cm">
              <text:p/>
            </draw:line>
            <draw:line draw:style-name="gr1" draw:text-style-name="P1" draw:layer="layout" svg:x1="5.026cm" svg:y1="4.845cm" svg:x2="4.657cm" svg:y2="5.102cm">
              <text:p/>
            </draw:line>
            <draw:line draw:style-name="gr1" draw:text-style-name="P1" draw:layer="layout" svg:x1="4.877cm" svg:y1="5.191cm" svg:x2="4.664cm" svg:y2="5.103cm">
              <text:p/>
            </draw:line>
          </draw:g>
          <draw:connector draw:style-name="gr2" draw:text-style-name="P2" draw:layer="layout" svg:x1="3.76cm" svg:y1="2.045cm" svg:x2="4.852cm" svg:y2="3.618cm" draw:start-shape="id1" draw:start-glue-point="2" draw:end-shape="id2" draw:end-glue-point="0" svg:d="M3760 2045v787h1092v786" svg:viewBox="0 0 1093 1574">
            <text:p/>
          </draw:connector>
          <draw:connector draw:style-name="gr2" draw:text-style-name="P2" xml:id="id5" draw:id="id5" draw:layer="layout" svg:x1="4.852cm" svg:y1="5.191cm" svg:x2="5.362cm" svg:y2="7.096cm" draw:start-shape="id2" draw:start-glue-point="2" draw:end-shape="id3" draw:end-glue-point="0" svg:d="M4852 5191v953h510v952" svg:viewBox="0 0 511 1906">
            <text:p/>
          </draw:connector>
          <draw:g xml:id="id4" draw:id="id4">
            <draw:line draw:style-name="gr3" draw:text-style-name="P1" draw:layer="layout" svg:x1="5.032cm" svg:y1="10.825cm" svg:x2="6.81cm" svg:y2="10.825cm">
              <text:p/>
            </draw:line>
            <draw:line draw:style-name="gr3" draw:text-style-name="P1" draw:layer="layout" svg:x1="5.378cm" svg:y1="10.987cm" svg:x2="6.521cm" svg:y2="10.987cm">
              <text:p/>
            </draw:line>
            <draw:line draw:style-name="gr3" draw:text-style-name="P1" draw:layer="layout" svg:x1="5.589cm" svg:y1="11.114cm" svg:x2="6.375cm" svg:y2="11.103cm">
              <text:p/>
            </draw:line>
          </draw:g>
          <draw:g xml:id="id3" draw:id="id3">
            <draw:line draw:style-name="gr1" draw:text-style-name="P1" draw:layer="layout" svg:x1="5.387cm" svg:y1="7.096cm" svg:x2="5.197cm" svg:y2="7.264cm">
              <text:p/>
            </draw:line>
            <draw:line draw:style-name="gr1" draw:text-style-name="P1" draw:layer="layout" svg:x1="5.558cm" svg:y1="7.46cm" svg:x2="5.204cm" svg:y2="7.264cm">
              <text:p/>
            </draw:line>
            <draw:line draw:style-name="gr1" draw:text-style-name="P1" draw:layer="layout" svg:x1="5.547cm" svg:y1="7.458cm" svg:x2="5.178cm" svg:y2="7.728cm">
              <text:p/>
            </draw:line>
            <draw:line draw:style-name="gr1" draw:text-style-name="P1" draw:layer="layout" svg:x1="5.539cm" svg:y1="7.924cm" svg:x2="5.185cm" svg:y2="7.728cm">
              <text:p/>
            </draw:line>
            <draw:line draw:style-name="gr1" draw:text-style-name="P1" draw:layer="layout" svg:x1="5.555cm" svg:y1="7.92cm" svg:x2="5.186cm" svg:y2="8.19cm">
              <text:p/>
            </draw:line>
            <draw:line draw:style-name="gr1" draw:text-style-name="P1" draw:layer="layout" svg:x1="5.547cm" svg:y1="8.387cm" svg:x2="5.193cm" svg:y2="8.191cm">
              <text:p/>
            </draw:line>
            <draw:line draw:style-name="gr1" draw:text-style-name="P1" draw:layer="layout" svg:x1="5.536cm" svg:y1="8.384cm" svg:x2="5.167cm" svg:y2="8.654cm">
              <text:p/>
            </draw:line>
            <draw:line draw:style-name="gr1" draw:text-style-name="P1" draw:layer="layout" svg:x1="5.387cm" svg:y1="8.747cm" svg:x2="5.174cm" svg:y2="8.655cm">
              <text:p/>
            </draw:line>
          </draw:g>
          <draw:connector draw:style-name="gr2" draw:text-style-name="P2" draw:layer="layout" svg:x1="5.362cm" svg:y1="8.747cm" svg:x2="5.921cm" svg:y2="10.825cm" draw:start-shape="id3" draw:start-glue-point="2" draw:end-shape="id4" draw:end-glue-point="0" svg:d="M5362 8747v1039h559v1039" svg:viewBox="0 0 560 2079">
            <text:p/>
          </draw:connector>
          <draw:frame draw:style-name="gr4" draw:text-style-name="P3" xml:id="id1" draw:id="id1" draw:layer="layout" svg:width="1.397cm" svg:height="1.045cm" svg:x="3.062cm" svg:y="1cm">
            <draw:text-box>
              <text:p><text:span text:style-name="T1">v</text:span><text:span text:style-name="T2">in</text:span><text:span text:style-name="T3">(t)</text:span></text:p>
            </draw:text-box>
          </draw:frame>
          <draw:frame draw:style-name="gr5" draw:text-style-name="P3" xml:id="id6" draw:id="id6" draw:layer="layout" svg:width="1.621cm" svg:height="1.056cm" svg:x="8.523cm" svg:y="4.897cm">
            <draw:text-box>
              <text:p><text:span text:style-name="T1">v</text:span><text:span text:style-name="T2">out</text:span><text:span text:style-name="T3">(t)</text:span></text:p>
            </draw:text-box>
          </draw:frame>
          <draw:connector draw:style-name="gr2" draw:text-style-name="P2" draw:layer="layout" svg:x1="5.107cm" svg:y1="6.144cm" svg:x2="8.523cm" svg:y2="5.425cm" draw:start-shape="id5" draw:start-glue-point="0" draw:end-shape="id6" draw:end-glue-point="3" svg:d="M5107 6144h1836v-719h1580" svg:viewBox="0 0 3417 720">
            <text:p/>
          </draw:connector>
          <draw:frame draw:style-name="gr6" draw:text-style-name="P4" draw:layer="layout" svg:width="0.889cm" svg:height="1.016cm" svg:x="5.137cm" svg:y="3.921cm">
            <draw:text-box>
              <text:p><text:span text:style-name="T3">R</text:span><text:span text:style-name="T2">1</text:span></text:p>
            </draw:text-box>
          </draw:frame>
          <draw:frame draw:style-name="gr6" draw:text-style-name="P4" draw:layer="layout" svg:width="0.889cm" svg:height="1.016cm" svg:x="5.638cm" svg:y="7.521cm">
            <draw:text-box>
              <text:p><text:span text:style-name="T3">R</text:span><text:span text:style-name="T2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dan Hanson</meta:initial-creator>
    <meta:creation-date>2017-02-07T11:09:06.358454953</meta:creation-date>
    <dc:date>2017-02-07T11:27:02.786704008</dc:date>
    <dc:creator>Jordan Hanson</dc:creator>
    <meta:editing-duration>PT16M52S</meta:editing-duration>
    <meta:editing-cycles>3</meta:editing-cycles>
    <meta:generator>LibreOffice/5.0.3.2$Linux_X86_64 LibreOffice_project/00m0$Build-2</meta:generator>
    <meta:document-statistic meta:object-count="31"/>
  </office:meta>
</office:document-meta>
</file>